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24pt" style:font-size-asian="24pt" style:font-size-complex="22pt" style:text-underline-type="single" style:text-underline-style="solid" style:text-underline-width="auto" style:text-underline-mode="continuous"/>
    </style:style>
    <style:style style:name="T2" style:parent-style-name="DefaultParagraphFont" style:family="text">
      <style:text-properties fo:font-weight="bold" style:font-weight-asian="bold" style:font-weight-complex="bold" fo:font-size="14pt" style:font-size-asian="14pt" style:font-size-complex="12pt" style:text-underline-type="single" style:text-underline-style="solid" style:text-underline-width="auto" style:text-underline-mode="continuous"/>
    </style:style>
    <style:style style:name="P3" style:parent-style-name="ListParagraph" style:list-style-name="LFO3" style:family="paragraph">
      <style:paragraph-properties fo:line-height="105%"/>
    </style:style>
    <style:style style:name="P4" style:parent-style-name="ListParagraph" style:list-style-name="LFO3" style:family="paragraph">
      <style:paragraph-properties fo:line-height="105%"/>
    </style:style>
    <style:style style:name="P5" style:parent-style-name="ListParagraph" style:list-style-name="LFO3" style:family="paragraph">
      <style:paragraph-properties fo:line-height="105%"/>
    </style:style>
    <style:style style:name="P6" style:parent-style-name="ListParagraph" style:list-style-name="LFO3" style:family="paragraph">
      <style:paragraph-properties fo:line-height="105%"/>
    </style:style>
    <style:style style:name="P7" style:parent-style-name="ListParagraph" style:list-style-name="LFO3" style:family="paragraph">
      <style:paragraph-properties fo:line-height="105%"/>
    </style:style>
    <style:style style:name="P8" style:parent-style-name="ListParagraph" style:list-style-name="LFO3" style:family="paragraph">
      <style:paragraph-properties fo:line-height="105%"/>
    </style:style>
    <style:style style:name="P9" style:parent-style-name="ListParagraph" style:list-style-name="LFO3" style:family="paragraph">
      <style:paragraph-properties fo:line-height="105%"/>
    </style:style>
    <style:style style:name="P10" style:parent-style-name="ListParagraph" style:list-style-name="LFO4" style:family="paragraph">
      <style:paragraph-properties fo:line-height="105%"/>
      <style:text-properties fo:font-weight="bold" style:font-weight-asian="bold" style:font-weight-complex="bold" style:text-underline-type="single" style:text-underline-style="solid" style:text-underline-width="auto" style:text-underline-mode="continuous"/>
    </style:style>
    <style:style style:name="P11" style:parent-style-name="ListParagraph" style:list-style-name="LFO4" style:family="paragraph">
      <style:paragraph-properties fo:line-height="105%"/>
      <style:text-properties fo:font-weight="bold" style:font-weight-asian="bold" style:font-weight-complex="bold" style:text-underline-type="single" style:text-underline-style="solid" style:text-underline-width="auto" style:text-underline-mode="continuous"/>
    </style:style>
    <style:style style:name="P12" style:parent-style-name="ListParagraph" style:list-style-name="LFO4" style:family="paragraph">
      <style:paragraph-properties fo:line-height="105%"/>
      <style:text-properties fo:font-weight="bold" style:font-weight-asian="bold" style:font-weight-complex="bold" style:text-underline-type="single" style:text-underline-style="solid" style:text-underline-width="auto" style:text-underline-mode="continuous"/>
    </style:style>
    <style:style style:name="P13" style:parent-style-name="ListParagraph" style:list-style-name="LFO4" style:family="paragraph">
      <style:paragraph-properties fo:line-height="105%"/>
      <style:text-properties fo:font-weight="bold" style:font-weight-asian="bold" style:font-weight-complex="bold" style:text-underline-type="single" style:text-underline-style="solid" style:text-underline-width="auto" style:text-underline-mode="continuous"/>
    </style:style>
    <style:style style:name="P14" style:parent-style-name="ListParagraph" style:list-style-name="LFO4" style:family="paragraph">
      <style:paragraph-properties fo:line-height="105%"/>
      <style:text-properties fo:font-weight="bold" style:font-weight-asian="bold" style:font-weight-complex="bold" style:text-underline-type="single" style:text-underline-style="solid" style:text-underline-width="auto" style:text-underline-mode="continuous"/>
    </style:style>
    <style:style style:name="P15" style:parent-style-name="ListParagraph" style:list-style-name="LFO4" style:family="paragraph">
      <style:paragraph-properties fo:line-height="105%"/>
      <style:text-properties fo:font-weight="bold" style:font-weight-asian="bold" style:font-weight-complex="bold" style:text-underline-type="single" style:text-underline-style="solid" style:text-underline-width="auto" style:text-underline-mode="continuous"/>
    </style:style>
    <style:style style:name="P16" style:parent-style-name="ListParagraph" style:list-style-name="LFO4" style:family="paragraph">
      <style:paragraph-properties fo:line-height="105%"/>
    </style:style>
    <style:style style:name="T1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8" style:parent-style-name="Normal" style:family="paragraph">
      <style:text-properties fo:font-size="16pt" style:font-size-asian="16pt" style:font-size-complex="14pt"/>
    </style:style>
    <style:style style:name="P19" style:parent-style-name="Normal" style:family="paragraph">
      <style:text-properties fo:font-weight="bold" style:font-weight-asian="bold" style:font-weight-complex="bold" fo:font-size="16pt" style:font-size-asian="16pt" style:font-size-complex="14pt" style:text-underline-type="single" style:text-underline-style="solid" style:text-underline-width="auto" style:text-underline-mode="continuous"/>
    </style:style>
    <style:style style:name="P20" style:parent-style-name="Normal" style:family="paragraph">
      <style:text-properties fo:font-weight="bold" style:font-weight-asian="bold" style:font-weight-complex="bold" fo:font-size="16pt" style:font-size-asian="16pt" style:font-size-complex="14pt" style:text-underline-type="single" style:text-underline-style="solid" style:text-underline-width="auto" style:text-underline-mode="continuous"/>
    </style:style>
    <style:style style:name="T2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6" style:parent-style-name="DefaultParagraphFont" style:family="text">
      <style:text-properties fo:font-weight="bold" style:font-weight-asian="bold" style:font-weight-complex="bold"/>
    </style:style>
    <style:style style:name="P27" style:parent-style-name="Normal" style:family="paragraph">
      <style:text-properties fo:font-weight="bold" style:font-weight-asian="bold" style:font-weight-complex="bold" fo:font-size="18pt" style:font-size-asian="18pt" style:font-size-complex="16pt" style:text-underline-type="single" style:text-underline-style="solid" style:text-underline-width="auto" style:text-underline-mode="continuous"/>
    </style:style>
    <style:style style:name="P28" style:parent-style-name="ListParagraph" style:list-style-name="LFO5" style:family="paragraph">
      <style:paragraph-properties fo:line-height="105%"/>
    </style:style>
    <style:style style:name="P29" style:parent-style-name="ListParagraph" style:list-style-name="LFO5" style:family="paragraph">
      <style:paragraph-properties fo:line-height="105%"/>
    </style:style>
    <style:style style:name="P30" style:parent-style-name="ListParagraph" style:list-style-name="LFO5" style:family="paragraph">
      <style:paragraph-properties fo:line-height="105%"/>
    </style:style>
    <style:style style:name="P31" style:parent-style-name="Normal" style:family="paragraph">
      <style:text-properties fo:font-weight="bold" style:font-weight-asian="bold" style:font-weight-complex="bold" fo:font-size="18pt" style:font-size-asian="18pt" style:font-size-complex="16pt" style:text-underline-type="single" style:text-underline-style="solid" style:text-underline-width="auto" style:text-underline-mode="continuous"/>
    </style:style>
    <style:style style:name="P32" style:parent-style-name="ListParagraph" style:list-style-name="LFO6" style:family="paragraph">
      <style:paragraph-properties fo:line-height="105%"/>
    </style:style>
    <style:style style:name="P33" style:parent-style-name="ListParagraph" style:list-style-name="LFO6" style:family="paragraph">
      <style:paragraph-properties fo:line-height="105%"/>
    </style:style>
    <style:style style:name="P34" style:parent-style-name="ListParagraph" style:list-style-name="LFO6" style:family="paragraph">
      <style:paragraph-properties fo:line-height="105%"/>
    </style:style>
    <style:style style:name="P35" style:parent-style-name="ListParagraph" style:list-style-name="LFO6" style:family="paragraph">
      <style:paragraph-properties fo:line-height="105%"/>
    </style:style>
    <style:style style:name="P36" style:parent-style-name="ListParagraph" style:list-style-name="LFO6" style:family="paragraph">
      <style:paragraph-properties fo:line-height="105%"/>
    </style:style>
    <style:style style:name="P37" style:parent-style-name="ListParagraph" style:list-style-name="LFO6" style:family="paragraph">
      <style:paragraph-properties fo:line-height="105%"/>
    </style:style>
    <style:style style:name="P38" style:parent-style-name="ListParagraph" style:list-style-name="LFO6" style:family="paragraph">
      <style:paragraph-properties fo:line-height="105%"/>
    </style:style>
    <style:style style:name="P39" style:parent-style-name="ListParagraph" style:list-style-name="LFO6" style:family="paragraph">
      <style:paragraph-properties fo:line-height="105%"/>
    </style:style>
    <style:style style:name="P40" style:parent-style-name="ListParagraph" style:list-style-name="LFO6" style:family="paragraph">
      <style:paragraph-properties fo:line-height="105%"/>
    </style:style>
    <style:style style:name="P41" style:parent-style-name="ListParagraph" style:list-style-name="LFO6" style:family="paragraph">
      <style:paragraph-properties fo:line-height="105%"/>
    </style:style>
    <style:style style:name="P42" style:parent-style-name="ListParagraph" style:list-style-name="LFO6" style:family="paragraph">
      <style:paragraph-properties fo:line-height="105%"/>
    </style:style>
    <style:style style:name="P43" style:parent-style-name="ListParagraph" style:list-style-name="LFO6" style:family="paragraph">
      <style:paragraph-properties fo:line-height="105%"/>
    </style:style>
    <style:style style:name="P44" style:parent-style-name="ListParagraph" style:list-style-name="LFO7" style:family="paragraph">
      <style:paragraph-properties fo:line-height="105%"/>
    </style:style>
    <style:style style:name="P45" style:parent-style-name="ListParagraph" style:list-style-name="LFO7" style:family="paragraph">
      <style:paragraph-properties fo:line-height="105%"/>
    </style:style>
    <style:style style:name="P46" style:parent-style-name="ListParagraph" style:list-style-name="LFO7" style:family="paragraph">
      <style:paragraph-properties fo:line-height="105%"/>
    </style:style>
    <style:style style:name="P47" style:parent-style-name="ListParagraph" style:list-style-name="LFO7" style:family="paragraph">
      <style:paragraph-properties fo:line-height="105%"/>
    </style:style>
  </office:automatic-styles>
  <office:body>
    <office:text text:use-soft-page-breaks="true">
      <text:p text:style-name="P1">Testing Evidence</text:p>
      <text:p text:style-name="Normal"><text:span text:style-name="T2">Testing techniques implemented:</text:span></text:p>
      <text:p text:style-name="Normal">The testing techniques utilised were:</text:p>
      <text:list text:style-name="LFO3" text:continue-numbering="true">
        <text:list-item>
          <text:p text:style-name="P3">Unit test</text:p>
        </text:list-item>
        <text:list-item>
          <text:p text:style-name="P4">Integration Test</text:p>
        </text:list-item>
        <text:list-item>
          <text:p text:style-name="P5">System Test</text:p>
        </text:list-item>
        <text:list-item>
          <text:p text:style-name="P6">Systematic functional testing</text:p>
        </text:list-item>
        <text:list-item>
          <text:p text:style-name="P7">Specification-based testing</text:p>
        </text:list-item>
        <text:list-item>
          <text:p text:style-name="P8">Equivalence partitioning</text:p>
        </text:list-item>
        <text:list-item>
          <text:p text:style-name="P9">Boundary value analysis</text:p>
        </text:list-item>
      </text:list>
      <text:p text:style-name="Normal"/>
      <text:list text:style-name="LFO4" text:continue-numbering="true">
        <text:list-item>
          <text:p text:style-name="P10">Unit Tests</text:p>
        </text:list-item>
      </text:list>
      <text:p text:style-name="Normal">Unit tests are a type of software test that focus on individual components or units of code. They are used to verify that each unit of the software system work as intended, and they are employed to identify bugs early in the development process. Unit tests are usually automated and are run frequently to catch issues quickly as the code is being developed. They are usually written by developers and are designed to test individual functions or methods in isolation from the rest of the system. The goal of unit tests is to ensure that each unit of code is functioning correctly before they are combined and integrated with other parts of the system. Unit testing was done in test classes such as TestOrder, TestLngLat, etc.</text:p>
      <text:list text:style-name="LFO4" text:continue-numbering="true">
        <text:list-item>
          <text:p text:style-name="P11">Integration Tests</text:p>
        </text:list-item>
      </text:list>
      <text:p text:style-name="Normal">Integration tests are a type of software testing that verifies the interactions between different components or systems within an application to ensure that they work together as expected. They focus on testing the communication between different parts of the system, such as the interaction between modules, components, or external systems, to validate that the system functions correctly as a whole. Integration tests help to identify and fix issues early in the development process and ensure that the application behaves as expected when all parts are combined. Integration testing was carried out in test classes such as the IntegrationOrderTest.</text:p>
      <text:list text:style-name="LFO4" text:continue-numbering="true">
        <text:list-item>
          <text:p text:style-name="P12">System Tests</text:p>
        </text:list-item>
      </text:list>
      <text:p text:style-name="Normal">System tests are a type of software testing that verifies the behaviour and performance of a complete and integrated system, including all components and sub-systems, to ensure it meets the specified requirements. It aims to validate the overall functionality and performance of the system as a whole, considering the interactions and dependencies between different components and external systems. System tests are typically performed at the end of the development process, when all individual components have been integrated and tested individually. The system test was performed in the SystemTest class.</text:p>
      <text:list text:style-name="LFO4" text:continue-numbering="true">
        <text:list-item>
          <text:p text:style-name="P13">Systematic functional testing</text:p>
        </text:list-item>
      </text:list>
      <text:p text:style-name="Normal">Systematic functional testing is a technique used in software testing that involves the creation of tests based on specifications, with the goal of validating the functional requirements of the system being tested. It involves following a systematic approach to create and execute tests that cover all of<text:s/><text:soft-page-break/>the functional requirements of the system. This approach is useful in ensuring that the system behaves as expected and that all of the critical functions are working properly. This technique can be used in unit testing and integration testing to verify the functionality of individual components and the behavior of the system when these components are integrated.</text:p>
      <text:list text:style-name="LFO4" text:continue-numbering="true">
        <text:list-item>
          <text:p text:style-name="P14">Specification-based testing</text:p>
        </text:list-item>
      </text:list>
      <text:p text:style-name="Normal">Specification-based testing is a testing technique where tests are created based on the specifications of a project or system. The aim is to validate the functional requirements of the project and ensure that it meets the desired functionality as specified. This technique involves using the specifications as a guide to design and execute tests, with the goal of verifying that the project functions as intended and meets the specified requirements. This approach can be used in combination with other testing techniques, such as systematic functional testing, to provide a comprehensive evaluation of the system's functionality.</text:p>
      <text:list text:style-name="LFO4" text:continue-numbering="true">
        <text:list-item>
          <text:p text:style-name="P15">Equivalence partitioning</text:p>
        </text:list-item>
      </text:list>
      <text:p text:style-name="Normal">Equivalence partitioning is a structural testing technique used to divide input data into distinct groups, called partitions, where each partition contains data that is expected to behave in the same way. This approach is used to test the behaviour of the system by considering a limited number of inputs, rather than testing all possible inputs. The goal is to identify a subset of test cases that can represent the behaviour of the entire input domain and help reduce the number of tests required to achieve a high degree of coverage. In this technique, the input domain is partitioned into groups of similar behaviour, and a representative test case is selected from each group to test the system. This technique is used to increase the efficiency and effectiveness of the testing process by reducing the number of test cases required and ensuring that all relevant cases are tested.</text:p>
      <text:list text:style-name="LFO4" text:continue-numbering="true">
        <text:list-item>
          <text:p text:style-name="P16"><text:span text:style-name="T17">Boundary value analysis</text:span></text:p>
        </text:list-item>
      </text:list>
      <text:p text:style-name="Normal">Boundary value analysis is a testing technique that focuses on testing values at the minimum and maximum edges of an input domain. The goal is to verify that the system behaves correctly when input values are close to the limits of the input domain, and to identify edge cases that may cause problems. In boundary value analysis, input values are selected such that they fall on the boundary of the input domain, and tests are executed to check if the system handles these edge cases as expected. This technique is used to verify the correct behaviour of the system, and to ensure that it handles edge cases effectively and accurately.</text:p>
      <text:p text:style-name="Normal">This testing can be observed when testing the boundaries of central areas and no-fly zones. We check the edge cases by considering conditions where the input is exactly on the boundary of these zones and verify that the system makes the correct decision based on the given specifications. This technique of boundary value analysis is particularly useful in ensuring that the system handles edge cases effectively and accurately.</text:p>
      <text:p text:style-name="Normal">In evaluating the effectiveness of the testing in measuring measurable attributes, we will focus on a few key attributes and how they were tested. One attribute is performance, which was measured by timing the system's computation time and verifying that it meets the established requirement of 60 seconds or less. Another example of performance is the system's aim to deliver as many orders as possible in a single day. Another attribute is functionality, which involves evaluating the degree to which the system meets the requirements outlined in the requirements specification. This was done by executing the test suite and counting the number of requirements that were met.</text:p>
      <text:p text:style-name="P18"/>
      <text:p text:style-name="P19"/>
      <text:p text:style-name="P20">Evaluation of testing</text:p>
      <text:p text:style-name="Normal">We undertook testing in an optimistic manner; The optimistic approach behind testing is the belief that a system, software or product is functioning correctly and that any problems or issues can be identified and addressed through testing. This approach is often taken by developers and testers as they work to improve the quality and reliability of a product.<text:s/></text:p>
      <text:p text:style-name="Normal"><text:span text:style-name="T21">Test Coverage:</text:span><text:s/>Test coverage is defined as a measure of proportion of the system that has been tested. By ensuring that the test suite covers a significant proportion of the system, it is possible to verify that all parts of the system have been tested also verifying that no parts were missed and not checked. This test coverage criteria were used since it helps to ensure that the testing process has been thorough and that all possible outcomes have been considered. Hence, this criteria justifies the use of the testing techniques used.</text:p>
      <text:p text:style-name="Normal"><text:span text:style-name="T22">Specification Coverage:<text:s/></text:span>Specification coverage is a measure of the proportion of the system requirements that have been tested. By doing so, we can make it so that all the functional requirement of the system gets tested and that no requirement remain unchecked. Different testing techniques, such as systematic functional testing and specification-based testing, can be used to increase specification coverage and to find bugs or defects that may have been overlooked in the development process, in terms of testing the system’s functional requirements.</text:p>
      <text:p text:style-name="Normal"><text:span text:style-name="T23">Statement Coverage</text:span><text:span text:style-name="T24">:<text:s/></text:span>Statement coverage refers to how many executable statements in the program have been executed during the testing process. It is possible to verify that the system has been thoroughly tested and that all possible outcomes have been considered by ensuring that the test suite covers a significant proportion of the statements. As a result, statement coverage makes it a good idea to use techniques like boundary value analysis and equivalence partitioning. By using these techniques, we can test the system thoroughly, including edge cases and scenarios we may not have thought of otherwise, and we can take into account different test cases. Using these techniques, we will be able to find more bugs and ensure that the system is working correctly.</text:p>
      <text:p text:style-name="Normal"><text:span text:style-name="T25">Class Coverage</text:span><text:span text:style-name="T26">:</text:span><text:s/>The percentage of classes in the system that has been tested is called class coverage. It is possible to verify that all components or parts of the system have been tested by ensuring that the test suite covers a significant proportion of the classes and that no parts have not yet been checked. For this reason, class coverage is an excellent reason to use systematic functional testing methods such as unit and integration testing. As a result, these techniques provide a way to measure class coverage by testing individual classes or components.</text:p>
      <text:p text:style-name="P27">Result of Tests</text:p>
      <text:p text:style-name="Normal">The main issue faced during testing was that of the flightpath generation. Here, we faced two major issues during testing.<text:s/></text:p>
      <text:list text:style-name="LFO5" text:continue-numbering="true">
        <text:list-item>
          <text:p text:style-name="P28">Firstly, the drone would fly into no-fly-zones over corners specifically. This would peculiarly occur only when the two points the drone travelled were 0.00015 degree. This distance raised the suspicion that the path-finding algorithm would require a foresight in order to avoid making such an error again. But the issue was fixed by utilising line in line intersection detection and pruning the path generation around it.<text:s/></text:p>
        </text:list-item>
        <text:list-item>
          <text:p text:style-name="P29">Secondly, the system would exceed the 60-second time limit during flightpath generation. This was discovered to be due to the constant accessing of the REST server to retrieve details<text:s/><text:soft-page-break/>such as the central area and no-fly-zone information every time the drone would make a ‘flying’ move, causing a significant amount of inefficiency and exceeding the time limit. This was solved by using a Singleton Design pattern and storing the data to use by the classes. This violation would have hindered the efficiency as well as the performance of the system.</text:p>
        </text:list-item>
        <text:list-item>
          <text:p text:style-name="P30">Another issue faced was that of passing two coordinates to calculate if these points were “close to” each other. This issue would only arise if the points were passed in a non-uniform format (Longitude, Latitude and Latitude, Longitude). The only reasonable fix to this issue would be using a Record class along with JSON de-serialisation to automatically fix the formatting of the coordinates when accessing them from the REST server.</text:p>
        </text:list-item>
      </text:list>
      <text:p text:style-name="Normal"/>
      <text:p text:style-name="P31">Evaluating the Tests</text:p>
      <text:list text:style-name="LFO6" text:continue-numbering="true">
        <text:list-item>
          <text:p text:style-name="P32">Test Coverage:</text:p>
          <text:list text:continue-numbering="true">
            <text:list-item>
              <text:p text:style-name="P33">Defined as the metric that measures the extent to which code is executed by a test suite.</text:p>
            </text:list-item>
            <text:list-item>
              <text:p text:style-name="P34">A higher test coverage provides greater confidence in the system and its functionalities, while a lower level might result in missing important test cases and bugs.</text:p>
            </text:list-item>
          </text:list>
        </text:list-item>
        <text:list-item>
          <text:p text:style-name="P35">Specification Coverage:<text:s/></text:p>
          <text:list text:continue-numbering="true">
            <text:list-item>
              <text:p text:style-name="P36">Defined as the metric that measures how well a test suite covers the requirements specified in a specification.</text:p>
            </text:list-item>
            <text:list-item>
              <text:p text:style-name="P37">A higher specification coverage means that a large proportion of the requirements in the specification have been tested and verified, providing confidence that the system is working as expected.</text:p>
            </text:list-item>
          </text:list>
        </text:list-item>
        <text:list-item>
          <text:p text:style-name="P38">Statement Coverage:</text:p>
          <text:list text:continue-numbering="true">
            <text:list-item>
              <text:p text:style-name="P39">Defined as the metric that measure the degree to which the source code of a program has been executed by the test suite.</text:p>
            </text:list-item>
            <text:list-item>
              <text:p text:style-name="P40">A higher statement coverage means that more of the code has been executed during testing, and a lower coverage might indicate that some parts of the code have not been tested.</text:p>
            </text:list-item>
          </text:list>
        </text:list-item>
        <text:list-item>
          <text:p text:style-name="P41">Class Coverage:</text:p>
          <text:list text:continue-numbering="true">
            <text:list-item>
              <text:p text:style-name="P42">Defined as the proportion of classes in a software system that have been tested.</text:p>
            </text:list-item>
            <text:list-item>
              <text:p text:style-name="P43">A high level of class coverage is desirable, as it means that a large portion of the classes in the system have been tested and can help ensure that the system functions as expected.</text:p>
            </text:list-item>
          </text:list>
        </text:list-item>
      </text:list>
      <text:p text:style-name="Normal">All this being said, the major drawback is that having a high coverage:</text:p>
      <text:list text:style-name="LFO7" text:continue-numbering="true">
        <text:list-item>
          <text:p text:style-name="P44">High coverage can lead to over-testing: A high test coverage rate can lead to over-testing, where developers spend excessive time writing and running tests that provide little to no value. This results in a waste of time and resources, and can also slow down the development process.</text:p>
        </text:list-item>
        <text:list-item>
          <text:p text:style-name="P45">False sense of security: High coverage can give a false sense of security, leading us to believe that their code is thoroughly tested and bug-free. However, this may not be the case, as the tests may not be comprehensive, or the code may still have bugs that are not caught by the tests.</text:p>
        </text:list-item>
        <text:list-item>
          <text:p text:style-name="P46">Decreased focus on quality: High coverage can lead to a decreased focus on quality, as the emphasis is on achieving high coverage rather than writing high-quality, meaningful tests.<text:s/><text:soft-page-break/>This can result in poorly written tests that do not catch real-world issues, making the software less reliable.</text:p>
        </text:list-item>
        <text:list-item>
          <text:p text:style-name="P47">Incomplete picture of the software's quality: Test coverage only provides a snapshot of how much of the code has been executed, but it does not necessarily reflect the overall quality of the software. A high coverage rate may not indicate the presence of quality issues, such as security vulnerabilities, performance problems, or usability issue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DengXia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DengXian"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6LVL1" style:family="text">
      <style:text-properties style:font-name="Symbol"/>
    </style:style>
    <style:style style:name="WW_CharLFO6LVL2" style:family="text">
      <style:text-properties style:font-name="Calibri" style:font-name-asian="DengXian" style:font-name-complex="Calibri"/>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alibri" style:font-name-asian="DengXian" style:font-name-complex="Calibri"/>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yaan Hashim</meta:initial-creator>
    <dc:creator>Ayaan Hashim</dc:creator>
    <meta:creation-date>2023-02-01T19:53:00Z</meta:creation-date>
    <dc:date>2023-02-03T11:13:00Z</dc:date>
    <meta:template xlink:href="Normal" xlink:type="simple"/>
    <meta:editing-cycles>3</meta:editing-cycles>
    <meta:editing-duration>PT41400S</meta:editing-duration>
    <meta:document-statistic meta:page-count="5" meta:paragraph-count="26" meta:word-count="1965" meta:character-count="13145" meta:row-count="93" meta:non-whitespace-character-count="11206"/>
  </office:meta>
</office:document-meta>
</file>